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uttman Rashi" svg:font-family="'Guttman Rashi'" style:font-family-generic="roman" style:font-pitch="variable"/>
    <style:font-face style:name="Guttman Rashi1" svg:font-family="'Guttman Rash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rkisim" svg:font-family="Narkisim"/>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top="0.3cm" fo:margin-bottom="0.3cm" style:contextual-spacing="false" fo:text-align="end" style:justify-single-word="false" style:writing-mode="rl-tb"/>
      <style:text-properties officeooo:paragraph-rsid="0017918f"/>
    </style:style>
    <style:style style:name="P2" style:family="paragraph" style:parent-style-name="Standard">
      <loext:graphic-properties draw:fill-gradient-name="gradient" draw:fill-hatch-name="hatch"/>
      <style:paragraph-properties fo:margin-top="0.3cm" fo:margin-bottom="0.3cm" style:contextual-spacing="false" fo:text-align="end" style:justify-single-word="false" style:writing-mode="rl-tb"/>
      <style:text-properties officeooo:rsid="00154867" officeooo:paragraph-rsid="00154867" fo:background-color="#ffff00"/>
    </style:style>
    <style:style style:name="P3" style:family="paragraph" style:parent-style-name="Standard" style:master-page-name="">
      <loext:graphic-properties draw:fill-gradient-name="gradient" draw:fill-hatch-name="hatch"/>
      <style:paragraph-properties fo:margin-top="0.3cm" fo:margin-bottom="0.3cm" style:contextual-spacing="false" fo:text-align="end" style:justify-single-word="false" style:page-number="auto" style:writing-mode="rl-tb"/>
      <style:text-properties style:font-name="Guttman Rashi" fo:font-size="10pt" fo:font-style="normal" fo:font-weight="normal" officeooo:rsid="00154867" officeooo:paragraph-rsid="00154867" fo:background-color="#ffff00" style:font-name-asian="Guttman Rashi1" style:font-size-asian="10pt" style:font-style-asian="normal" style:font-weight-asian="normal"/>
    </style:style>
    <style:style style:name="P4" style:family="paragraph" style:parent-style-name="Standard">
      <loext:graphic-properties draw:fill-gradient-name="gradient" draw:fill-hatch-name="hatch"/>
      <style:paragraph-properties fo:margin-top="0.3cm" fo:margin-bottom="0.3cm" style:contextual-spacing="false" fo:text-align="end" style:justify-single-word="false" style:writing-mode="rl-tb"/>
      <style:text-properties officeooo:paragraph-rsid="001f747b"/>
    </style:style>
    <style:style style:name="P5" style:family="paragraph" style:parent-style-name="Standard">
      <loext:graphic-properties draw:fill-gradient-name="gradient" draw:fill-hatch-name="hatch"/>
      <style:paragraph-properties fo:margin-top="0.3cm" fo:margin-bottom="0.3cm" style:contextual-spacing="false" fo:text-align="end" style:justify-single-word="false" style:writing-mode="rl-tb"/>
      <style:text-properties officeooo:rsid="001b3748" officeooo:paragraph-rsid="0021e198" fo:background-color="#ffff00"/>
    </style:style>
    <style:style style:name="P6" style:family="paragraph" style:parent-style-name="Standard">
      <loext:graphic-properties draw:fill-gradient-name="gradient" draw:fill-hatch-name="hatch"/>
      <style:paragraph-properties fo:margin-top="0.3cm" fo:margin-bottom="0.3cm" style:contextual-spacing="false" fo:text-align="end" style:justify-single-word="false" style:writing-mode="rl-tb"/>
      <style:text-properties officeooo:rsid="00211621" officeooo:paragraph-rsid="00211621" fo:background-color="#ffff00"/>
    </style:style>
    <style:style style:name="P7" style:family="paragraph" style:parent-style-name="Standard">
      <loext:graphic-properties draw:fill-gradient-name="gradient" draw:fill-hatch-name="hatch"/>
      <style:paragraph-properties fo:margin-top="0.3cm" fo:margin-bottom="0.3cm" style:contextual-spacing="false" fo:text-align="end" style:justify-single-word="false" style:writing-mode="rl-tb"/>
      <style:text-properties officeooo:rsid="00154867" officeooo:paragraph-rsid="00154867" fo:background-color="#ffff00"/>
    </style:style>
    <style:style style:name="P8" style:family="paragraph" style:parent-style-name="Standard">
      <loext:graphic-properties draw:fill-gradient-name="gradient" draw:fill-hatch-name="hatch"/>
      <style:paragraph-properties fo:margin-top="0.3cm" fo:margin-bottom="0.3cm" style:contextual-spacing="false" fo:text-align="end" style:justify-single-word="false" style:writing-mode="rl-tb"/>
      <style:text-properties officeooo:rsid="0017918f" officeooo:paragraph-rsid="0021e198" fo:background-color="#ffff00"/>
    </style:style>
    <style:style style:name="T1" style:family="text">
      <style:text-properties style:font-name="Guttman Rashi" fo:font-size="10pt" fo:font-style="normal" fo:font-weight="normal" style:font-name-asian="Guttman Rashi1" style:font-size-asian="10pt" style:font-style-asian="normal" style:font-weight-asian="normal"/>
    </style:style>
    <style:style style:name="T2" style:family="text">
      <style:text-properties style:font-name="Guttman Rashi" fo:font-size="10pt" fo:font-style="normal" fo:font-weight="normal" style:font-name-asian="Guttman Rashi1" style:font-size-asian="10pt" style:font-style-asian="normal" style:font-weight-asian="normal" style:font-weight-complex="normal"/>
    </style:style>
    <style:style style:name="T3" style:family="text">
      <style:text-properties style:font-name="Guttman Rashi" fo:font-size="10pt" fo:font-style="normal" fo:font-weight="normal" officeooo:rsid="00163dd1" style:font-name-asian="Guttman Rashi1" style:font-size-asian="10pt" style:font-style-asian="normal" style:font-weight-asian="normal" style:font-weight-complex="normal"/>
    </style:style>
    <style:style style:name="T4" style:family="text">
      <style:text-properties style:font-name="Guttman Rashi" fo:font-size="10pt" fo:font-style="normal" fo:font-weight="normal" officeooo:rsid="0018e2b3" style:font-name-asian="Guttman Rashi1" style:font-size-asian="10pt" style:font-style-asian="normal" style:font-weight-asian="normal"/>
    </style:style>
    <style:style style:name="T5" style:family="text">
      <style:text-properties style:font-name="Guttman Rashi" fo:font-size="10pt" fo:font-style="normal" fo:font-weight="normal" officeooo:rsid="00190db5" style:font-name-asian="Guttman Rashi1" style:font-size-asian="10pt" style:font-style-asian="normal" style:font-weight-asian="normal"/>
    </style:style>
    <style:style style:name="T6" style:family="text">
      <style:text-properties style:font-name="Guttman Rashi" fo:font-size="10pt" fo:font-style="normal" fo:font-weight="normal" officeooo:rsid="0019149c" style:font-name-asian="Guttman Rashi1" style:font-size-asian="10pt" style:font-style-asian="normal" style:font-weight-asian="normal"/>
    </style:style>
    <style:style style:name="T7" style:family="text">
      <style:text-properties style:font-name="Guttman Rashi" fo:font-size="10pt" fo:font-style="normal" fo:font-weight="normal" officeooo:rsid="001bbd1a" style:font-name-asian="Guttman Rashi1" style:font-size-asian="10pt" style:font-style-asian="normal" style:font-weight-asian="normal"/>
    </style:style>
    <style:style style:name="T8" style:family="text">
      <style:text-properties style:font-name="Guttman Rashi" fo:font-size="10pt" fo:font-style="normal" fo:font-weight="normal" officeooo:rsid="001e13f7" style:font-name-asian="Guttman Rashi1" style:font-size-asian="10pt" style:font-style-asian="normal" style:font-weight-asian="normal"/>
    </style:style>
    <style:style style:name="T9" style:family="text">
      <style:text-properties style:font-name="Guttman Rashi" fo:font-size="10pt" fo:font-style="normal" fo:font-weight="normal" officeooo:rsid="002317ee" style:font-name-asian="Guttman Rashi1" style:font-size-asian="10pt" style:font-style-asian="normal" style:font-weight-asian="normal"/>
    </style:style>
    <style:style style:name="T10" style:family="text">
      <style:text-properties style:font-name="Guttman Rashi" fo:font-size="10pt" fo:font-style="normal" fo:font-weight="normal" officeooo:rsid="002517d8" style:font-name-asian="Guttman Rashi1" style:font-size-asian="10pt" style:font-style-asian="normal" style:font-weight-asian="normal"/>
    </style:style>
    <style:style style:name="T11" style:family="text">
      <style:text-properties style:font-name="Guttman Rashi" fo:font-size="10pt" fo:font-style="normal" fo:font-weight="normal" officeooo:rsid="001e13f7" fo:background-color="#ffff00" loext:char-shading-value="0" style:font-name-asian="Guttman Rashi1" style:font-size-asian="10pt" style:font-style-asian="normal" style:font-weight-asian="normal"/>
    </style:style>
    <style:style style:name="T12" style:family="text">
      <style:text-properties style:font-name="Guttman Rashi" fo:font-size="10pt" fo:font-style="normal" fo:font-weight="normal" officeooo:rsid="001f747b" fo:background-color="#ffff00" loext:char-shading-value="0" style:font-name-asian="Guttman Rashi1" style:font-size-asian="10pt" style:font-style-asian="normal" style:font-weight-asian="normal"/>
    </style:style>
    <style:style style:name="T13" style:family="text">
      <style:text-properties style:font-name="Guttman Rashi" fo:font-size="10pt" fo:font-style="normal" fo:font-weight="bold" style:font-name-asian="Guttman Rashi1" style:font-size-asian="10pt" style:font-style-asian="normal" style:font-weight-asian="bold" style:font-weight-complex="bold"/>
    </style:style>
    <style:style style:name="T14" style:family="text">
      <style:text-properties style:font-name="Guttman Rashi" fo:font-size="10pt" fo:font-style="normal" fo:font-weight="bold" officeooo:rsid="00163dd1" style:font-name-asian="Guttman Rashi1" style:font-size-asian="10pt" style:font-style-asian="normal" style:font-weight-asian="bold" style:font-weight-complex="bold"/>
    </style:style>
    <style:style style:name="T15" style:family="text">
      <style:text-properties style:font-name="Guttman Rashi" fo:font-size="10pt" fo:font-style="normal" fo:font-weight="bold" officeooo:rsid="0018e2b3" style:font-name-asian="Guttman Rashi1" style:font-size-asian="10pt" style:font-style-asian="normal" style:font-weight-asian="bold" style:font-weight-complex="bold"/>
    </style:style>
    <style:style style:name="T16" style:family="text">
      <style:text-properties style:font-name="Guttman Rashi" fo:font-size="10pt" fo:font-style="normal" fo:font-weight="bold" officeooo:rsid="0019ca50" style:font-name-asian="Guttman Rashi1" style:font-size-asian="10pt" style:font-style-asian="normal" style:font-weight-asian="bold" style:font-weight-complex="bold"/>
    </style:style>
    <style:style style:name="T17" style:family="text">
      <style:text-properties officeooo:rsid="00211621"/>
    </style:style>
    <style:style style:name="T18" style:family="text">
      <style:text-properties fo:background-color="transparent" loext:char-shading-value="0"/>
    </style:style>
    <style:style style:name="T19" style:family="text">
      <style:text-properties officeooo:rsid="0019149c"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רמב"ן מעורר שיוצא מן הגמ’ בראש השנה שלפעמים ערלה נוהגת בהברכה והרכבה. באר שרק נוהג בהברכה אם הפסיק הבריכה מן האילן העיקר, ומביא מקור לזה ממשנה בערלה (א, ה), ששם אומר שרק אם חי האילן הזקנה מן הבריכה מונים מן הבריכה. כשהופסק, חייב משעת הפסקתו, ולא משעת הברכתו. מביא מקור לזה מאותו משנה.</text:p>
      <text:p text:style-name="P2"><text:span text:style-name="T1">רמב"ן מפרש מהו הרכבה- “מרכיבים יחור של אילן יפה באילן אחר.” </text:span><text:span text:style-name="T13">(______ אולי זה מרמז לענין כוח יפה, לפי מקצת ראשונים?_____)</text:span></text:p>
      <text:p text:style-name="P2"><text:span text:style-name="T2">רמב"ן מביא גמ’ בסוטה. שם אומר גמרא </text:span><text:span text:style-name="T13">(_____תביא סיכום הגמ’______)</text:span><text:span text:style-name="T2">. </text:span><text:span text:style-name="T3">מפרש רמב"ן ענין "ילדה שסבכה בזקנה"- אומר שהוא שנסתבכה ילדה בזקנה והורכבה עליה ונעקר שרשיה מאביה, והיא חיב מן הזקנה, וכשל שכן כשהרכיבה. לכאו, כוונת הרמב"ן הוא לומר שנחשב הרכבה אף כשרק נותן אחד סמוך לזה, וממילא נתגדל מחמתו. (יש לדמות את זה לזמנים שכלאים יונקים זה מזה. ויש לדון, שזה בדרך כלל רק למטה מן הארץ.) </text:span><text:span text:style-name="T14">(______לכתוב את זה יותר טוב______)</text:span></text:p>
      <text:p text:style-name="P8"><text:span text:style-name="T1">מבאר רמב"ן שרואים מגמ’ סוטה שהרכבה חייב, כשמרכיב ייחור בלסייג ולקורות. אבל, גם </text:span><text:span text:style-name="T4">אז, מונה משעת נטיעה</text:span><text:span text:style-name="T15"> </text:span><text:span text:style-name="T16">(______אז, צריך ביאור איך יבאר גמ’ כאן בראש השנה______)</text:span><text:span text:style-name="T15"> </text:span><text:span text:style-name="T4">, </text:span><text:span text:style-name="T5">ולא משעת הרכבה. מוכיח כן ממה שכל סיבת החיוב הוא </text:span><text:span text:style-name="T4">שיכול לחשוב על של סייג וקורות, ואילו היה חושב עליהם, היה מונה משעת נטיעה (לזה, מביא מקור מתוספתא). </text:span><text:span text:style-name="T5">גם מוכיח כן ממה שבילדה בילדה מונים משעת נטיעה. הראיה לזה הוא שלא תי’ גמ’ בסוטה שמדברים בילדה שבסך במה שהיה ילדה בשעת הרכבה והוא עכשיו </text:span><text:span text:style-name="T6">זקן.</text:span></text:p>
      <text:p text:style-name="P5"><text:span text:style-name="T6">מ</text:span><text:span text:style-name="T1">קשה רמב"ן מתי יש איסור שביעית, שתמיד יהיה בטל (שאין ענין של לסייג ולקורות שנוהג שם, ובפרט כיון שמונים משעת נטיעה). תי’ שכיון שלא בטל לערלה, גם לשביעית לא בטל. צריך ביאור למה; </text:span><text:span text:style-name="T7">לשונו קצת משמע שזה נותן לו שם של “נטיעה.”</text:span><text:span text:style-name="T1"> גם תי’ שכיון </text:span><text:span text:style-name="T8">שמוסיף כוח באילן (לכאו’, רצה לומר בייחור), אסור בשביעית.</text:span></text:p>
      <text:p text:style-name="P4"><text:span text:style-name="T11">מ</text:span><text:span text:style-name="T12">ביא דברי רש"י שיש איסור ערלה על ייחור של זקנה שנתן לילדה. (לכאו’, זה פשוט, שהרי כל ייחור ילדה. י"ל שהו"א שרק נעשה ילדה כשנטע אותו שוב.)</text:span></text:p>
      <text:p text:style-name="P6"><text:span text:style-name="T1">גם מביא דברי רש"י בע"ז (פ”ג), שמבאר שהיתר של ייחור שהרכיבה בזקנה הוא משום זה וזה גורם, וכשיטת </text:span><text:span text:style-name="T9">רבי</text:span><text:span text:style-name="T1"> יוסי שם, </text:span><text:span text:style-name="T9">ודוחה אותו, ומפרש שמותר משום ביטול, שמחשבון גמ’ בסוטה משמע שאין חולק על היתר ילדה שסבכה בזקנה. מ</text:span><text:span text:style-name="T10">וסיף שאין מתירים מטעם זה וזה גורם אף לציור של מס’ הגמ’ בסוטה (מרכיב בנטוע לסייג ולקורות), אלא החיוב מושך את הפטור. </text:span></text:p>
      <text:p text:style-name="P1"><text:span text:style-name="T1"><text:s text:c="2"/>ומצאתי סוגיא ירושלמית בזה הענין תני א"י שהרכיב אילן מאכל על אילן סרק אע"פ שאין ישראל רשאי לעשות כן חייב בערלה מאימתי מונה לה משעת נטיעתה ריש לקיש אמר ובלבד דברים שבאין במחשבה כגון חרובי צלמונה וחרובה גדודה אבל ערבה כנטוע בארץ רבי יוחנן אמר אפי' ערבה. פי' סבר ריש לקיש דכי קתני ברייתא במרכיב אילן מאכל על אילן סרק שאע"פ שהוא חייב בעצמו בערלה אין מונין לו משעת הרכבה אלא משעת נטיעה לא אמרו אלא באילן שהוא עושה פירות שאינן חשובין כגון חרובי צלמונה שהן חשובין כאילן סרק לענין ערלה וכן מיעטו אותן שאינן חייבין במעשר מפני שאין פירותיהן נאכלין כדדריש בספרי מפרי העץ ולא כל פרי העץ ואפשר שעיקר נטיעתן לסייג ולקורות או שהן עולין מאיליהן במקום חורשין ופטורין הן מדין ערלה כדמפורש התם בירוש' דאם חושב עליהן ערלה נוהגת בהן וכיון שהן באין למחשבת חיוב אם הרכיב עליהן אילן מאכל חשוב ערלה נוהגת בהן אלא שמונה משעת נטיעה דראשון אבל אם הרכיב אילן מאכל על אילן סרק גמור שאין עושה פירות כלל כגון ערבה כנוטע בארץ דמי ומונה משעת הרכבה ר' יוחנן פליג דאפי' ערבה קתני מונה משעת נטיעה.והוו בה התם בירוש' והא תנינן אין נוטעין ואין מבריכין ואין מרכיבין ערב שביעית פחות מל' יום לפני ראש השנה ואם נטע או הבריך או הרכיב יעקור על דעתיה דריש לקיש דפתר לה בערבה ניחא על דעתיה דר' יוחנן דאמר אפי' ערבה למה לו יעקור ומתרץ שניא היא שהן מתאחין בשביעית והדר פריך והידא אמר דא הנוטע והמבריך והמרכיב שלשים יום לפני ראש השנה עלתה לו שנה ומותר לקיימה בשביעית אבל פחות לא עלתה לו שנה ואסור לקיימה בשביעית אבל פירות נטיעה זו אסורין עד ט"ו בשבט ומתרץ תני ר' יהושע אוניא לית כאן מרכיב א"ר בא אפי' כריש לקיש לית כאן מרכיב לשעבר הא בתחלה לא.ואין פי' דברי ר' בא ברורין לי אבל מ"מ לדעת ר' יוחנן הרי מעלין שאין ערלה נוהגת בהרכבה לעולם למנות לה משעת הרכבה אלא משעת נטיעה דראשון וזה אמת הוא לפי גמרא שלנו דלעולם הרכבה בטלה בעיקר אילן אלא בכל מקום במרכיב ילדה בילדה הדברים אמורים ושתיהן נמנין למנין אחד ומשום דהוו להו כעולין מאיליהן קאמרי' דנהגא בהו ערלה כדפרישית ולפי זה הענין מה שאמרו צריך שתי שבתות ול' בין לערלה בין לשביעית אינו אלא בנוטע ומבריך אבל הרכבה כל שהרכיב קודם לכן דיו לשתי שבתות בילדה שנטעה ל' יום קודם לכן דהא אין מונין אלא משעת נטיעה וכן לסייג ולקורות כדפרישית ומיהו מ"מ שתי שבתות ושלשים יום הוו נמנין בכולהו ושוב מצאתי נוסחא שכתוב בה אעפ"י שאין ישראל רשאי לעשות כן. ולפי זה י"ל דכיון דלא מיתוקם בירושלמי מרכיב אלא לדברי ריש לקיש ובגמרא דילן תנן מרכיב אלמא כריש לקיש דירושלמי ס"ל דמונין להרכבת אילן מאכל על גבי אילן סרק משעת הרכבה והאי דלא מוקמינן בסוטה חוזרין מעורכי המלחמה בהכי משום דהרכבת איסור היא ואין חוזרין עליה. וזה עיקר שהרי אפי' לר' יוחנן הוה מצי לאוקמי במרכיב על אילן סרק בתוך שלש שהרי אין חוזרין על אילן סרק מעורכי המלחמה וחוזר בשביל ההרכבה זו ומדמהדרי בגמ' התם לאוקמא במרכיב על גבי ירק אליבא דיחידאה ולא מוקמי בהכי ש"מ אין חוזרין עליה דהרכבת איסור היא. ושוב מצאתי בתורת כהנים הענין הזה מבואר דתניא התם מנין שאין מרכיבין עץ סרק על גבי עץ מאכל ולא עץ מאכל על גבי סרק ולא עץ מאכל ע"ג עץ מאכל ת"ל את חקתי תשמורו ונוסחא שלנו בירוש' משובשת. עוד ראיתי שם סוגיא אחרת בענין הזה גבי מתניתין דתנן אילן שנעקר וכו' צריכה כו' א"ר מונא א"ר חנינא ילדה שספקה לזקנה טהרה הילד' א"ר חייא בר אבא מתני' אמרה כן ספוק גפנים ספוק על גבי ספוק אעפ"י שהבריכן בארץ מותר וחשלומר שמא השרישה הילדה </text:span><text:soft-page-break/><text:span text:style-name="T1">עד שלא תתאחה מן הזקנה א"ר חנינא בר הלל רבי יהודה היא דאמר מתאחה היא עד שלא תשריש ר' יוסי בשם ר' יוחנן שרשין אין בהם ממש א"ר זירא לרבי יוסי בפירוש שמעתא מרבי יוחנן או מן שיטתיה דא"ר יוחנן ותני כן הקדיש ואח"כ נטע פטור מן הערלה נטע ואח"כ הקדיש חייב בערלה ואתון סברין הקדש פטור וזקנה פטור ולא דמיא הקדש הואיל וראוי לחשוב עליו ולחייבו אית לך גבי זקנה ראוי לחשוב עליה ולחייבה. זוהי הסוגיא הזו.וכך פירושה: ילדה שסבכה בזקנה כגון שסבכה בה והורכבה עליה טהרה הילדה ובטל בזקנה כדר' אבהו בגמ' דילן ור' חייא בר אבא מייתי לה ממתני' דתנן ספוק גפנים ספוק על גבי ספוק כלומר שלקח ענף גפן תלושה וקשרה על גבי אחרת מחוברת והאריך אותה בזו היוצאה וכן גפן על גפן בכל אחת קשר באמצע גפן אחרת להאריכן ולהמשיכן לעשות מהן ערים וכיוצא בהן והגפנים כולם מתברכין והן זה על זה והן מוציאין ציץ אחר וענף גדול ועבה ודרך הרכבה היא זו וקתני אעפ"י שהבריך הספוק הזה של כל הגפנים בארץ אין ערלה נוהגת בהן לפי שכולן מורכבין הן על הזקנה הראשונה שמחוברת בקרקע ובטלות אגבה, ש"מ דילדה שסבכה לזקנה בטלה ומקשי במבריכן בארץ דמתני' למה מותר ניחוש שמא השרישה הילדה בארץ עד שלא תתאחה מן הזקנה, ומתרץ רבי חנינא בר הלל רבי יהודה היא דאמר מתאחה היא בזקנה הילדה דקאמ' א"ר יהודה כל הרכבה שאינה קולטת לג' ימים שוב אינה קולטת והדבר ידוע שאינה מוציאה שרשין ממש בג' ימים ור' יוסי מתרץ בשם רבי יוחנן שרשים אין בהם ממש וא"ל ר' זירא לר' יוסי בפי' שמעתה לזו מר' יוחנן דקאמ' שרשין אין בהם ממש כלל לומר דאפי' לרבנן אין חוששין להן ואפי' השרישה תחלה כיון שחזרה ונתאח' לזקנה ועיקר חיותה מן האחוי פטורה או שמא לא שמעתה לזו בפירוש אלא משיטתיה דרבי יוחנן קא ילפת לה דאיהו אמר בדוכתא אחריתי התם בריש ההוא פירקא שרשין אין בהם ממש ודילמא לאו לגמרי קאמר אלא שאם נתאחה תחילה כרבי יהודה שוב אין השרשין אוסרין אותה ותני כן בהקדש נטע ואח"כ הקדיש חייב בערלה, ואף על פי שהשרישןלאחר הקדש, אלמא אין הקדש פוטר עד שיהו נטיעה והשרשה הכל בפטור קודם השרשה ולא דמיא התם ראוי הוא לחשוב עליו ולפדותו ולחייבו והולכין בהן אחר הנטיעה להחמיר אבל גבי זקנה לעולם היא פוטרת שעיקר חיותה מן הזקנה. ויש לפרש ילדה שספקה לזקנה בילדה קודם ההשרשה שספקה לזקנה ועלה מקשה כיון שלא נעקרה הילדה ממקום נטיעתה ליחוש שמא השרישה קודם שתתאחה לזקנה וכיון שהיא יכולה לחיות מן השרשין שלה תאסר לעולם וקא מתרץ רבי חנינא דלרבי יהודה מתאחה היא תחלה כיון שהרכיבה סמוך לנטיעתה ורבי יוחנן מתרץ דשרשין אין בהם ממש וכן מפרש"י ילדה אעפ"י שהיא מחוברת בשרשין שלה וכדר"י בירושלמי ולשון שפירשתי הגון יותר ואין זה אלא ספוק גפנים שעיקרן הרכבה אבל בנטוע ומושרש מעיקרו שנתאחה לזקנה ודאי חייב בערלה כענין ששנינו לעקור אם חייב בערלה יכול להיות פטור ואם לאו חייב כו' מתניתין כנ"ל בפי' המשנה והסוגיא הזו. וראיתי לרבינו שמשון ז"ל בפי' סיפוק גפנים כו' שהיא הרכבה ולשון ספוק בגפנים כלשון הברכה באילן וכן ראיתי להר"מ במז"ל.אבל ענין הסוגיא אינו מתפרש להם יפה ועוד לשון ספוק בכל מקום אלא במקצר ומאריך כדתנן אזוב קצר מספקו בכוש וכן תנן בכלאים ספקה בחבל או בגמי מאילן כו' ועוד מאי אעפ"י שהבריכן בארץ ספוק על גבי ספוק מבריכן בארץ הוא אלא כדפרישית עיקר. וכן מצאתי בגליוני משניות ישנות של ארץ ישראל שפירשו לשון ספוק בלשון ערבי עדא רכבו עדא עלי עוד ומכלל הדברים ודאי שערלה נוהגת בהרכבה של ילדה בילדה ולא של ילדה בזקנה כלל. אבל נ"ל שעכשיו בחוצה לארץ אין ערלה נוהגת בהרכבה והברכה כלל דהתם בפרק משוח מלחמה מסקינן בגמרא כי אתא רב דימי א"ר יוחנן הא מני ר' אליעזר בן יעקב היא לאו אמר ר' אליעזר בן יעקב התם כרם כמשמעו הכא נמי כרם כמשמעו נוטע אין מרכיב ומבריך לא אלמא לר' אליעזר בן יעקב לית ליה דנהגא ערלה בהברכה ובהרכבה כלל מדאינו חוזר עליה מעורכי המלחמה וליכא למימר דערלה ורבעי נוהגין בהן אלא שאינו חוזר עליהן דומיא לארבע אילנות דת"ק דערלה ורבעי נוהגין בהן ואינו חוזר עליהן מעורכי המלחמה. חדא דהתם לא חשיבי והוי כולהו כבית שער לבית שאינו חוזר עליו אבל הכא אי הברכה והרכבה כנטיעה לענין ערלה ורבעי למה לא יחזור עליהן כיון דאיכא בהו כרם חשוב, ובר מן דין גבי ערלה נמי בנטיעה נטיעה כתיבא ונטעתם וכי היכי דמשמע ליה לר' אליעזר בן יעקב נטע כמשמעו נוטע אין מבריך ומרכיב לא ותניא בתורת כהני' ונטעתם פרט למבריך ומרכיב מכאן אמרו ספוק גפנים על גבי ספוק אעפ"י שהבריכן בארץ מותר פי' היינו לת"ק דר' אליעזר בן יעקב דעבד הברכה גמורה כמספיק והרכבה כנטיעה ולא משמע ליה ונטעתם אלא להוציא אלו שאין בהם הרכבה והברכה גמורה כמו שפי' קרא לר' אליעזר בן יעקב ונטעתם כמשמעו פרט לכל מבריך ומרכיב שאין ערלה נוהגת בהן לעולם שאם תאמר יש בכלל ונטעתם הברכה והרכבה היאך אר"א בן יעקב נטע כמשמעו פרט למבריך ומרכיב הא יש במשמע נטיעה הברכה והרכבה. ואם תשאל אם ערלה נוהגת בהן למה לי למעוטינהו גבי חוזרי המלחמה מאשר נטע תיפוק לי' מונטעתם קראי הכי כתיבי אשר בנה אשר נטע ואעפ"י שלא בנה ולא נטע כגון ירש או לקח או נתן לו במתנה חוזר ולאו מיעוטא הוא אלא לישנא דמשתעי בהו תורה הוא ולגופיה איצטריך אלא מ"מ לר' אליעזר דמשמע ליה נטיעה כמשמע' פרט למבריך ומרכיב בנטיעה דכתיבא גבי ערלה נמי אין במשמע מבריך ומרכיב כלל והא דא"ר אליעזר גבי כרם כמשמעו יש לפרש דס"ל כמאן דתני כרם רבעי בפרק כיצד מברכין ופירש רב אחא משבחא דלמאן דתני כרם רבעי ומייתי לה מג"ש הכרם כדאיתא התם אין רבעי נוהג אלא בכרם שתים כנגד שתים ואחת יוצאה זנב אבל גפן יחידית אינה צריכה פדיון כלל. ואין הפירוש הזה מתחוור לי דא"כ ג"ש גמיר לה התם נאמר כאן תבואתו ונאמר להלן ותבואת הכרם ולמאי איצטריך ליה הכא למימר מכרם כמשמעו קאמר משום דהכי הוא ועיקרא משום ג"ש דאין בהן רבעי כלל ודברי הגאון עצמן אינן מכוונים אצלי דהא גבי כלאי הכרם נמי גפן יחידית בכלל כלאים הוא וכל שזורע חטה ושעורה וחרצן קדש אלא לא בא הכתוב אלא להוציא שאר אילנות הא במין דכרם אפילו גפן יחידית נוהג בה רבעי ובין מאן דנפקא ליה מג"ש בין מאן דנפקא ליה מהלולים תרוייהו כרם רבעי נוהג וגפן יחידי' בכלל.וכן ראיתי עוד לרש"י שפירש שם במסכת סוטה דלמאן דתני כרם רבעי אין ערלה נוהגת אלא בכרם שלם דהיינו שתים כנגד שתים ואחת יוצאה זנב וזו קשה מן הראשונה דודאי ערלה אפילו בשאר אילנות נוהגת ולא שמענו לר' ולר' אליעזר דפליג אכולהו תנויין דאמרינן גבי ערלה בכל האילנות וג"ש דותבואת הכרם ליתא אלא לרבעי ואינה נדחית לפני פניו דמקרא מלא דבר הכתוב ונטעתם כל עץ מאכל.ויש לי ראיה מפורשת שם בפ' כיצד מברכין מסוגיא דצלף של ערלה בחוצה לארץ זורק את האביונות ואוכל את הקפריסין ואוקימנא כר"ע משום דמקיל וכל המקיל בארץ הלכה כמותו בחוצה לארץ ואיתמר עלה נמי רבינא אשכחיה למר בר רב אשי דקא זריק אביונות ואוכל את הקפריסין ואוקימנא כר' עקיבא משום דמקיל וכל המקיל בארץ הלכה כמותו בחוצה לארץ וליעבד מר כבית שמאי דמקיל טפי דמספקא להו ותנן ספק ערלה בארץ ובחוצה לארץ יורד ולוקח כו' ומתרץ לה משום דב"ש במקום בית הלל אינה משנה הא למדת שאין בערלה מקיל להתיר בשאר אילנות חוץ מכרם שא"כ פסקנו הלכה כמותו בחוצה לארץ ובין אביונות בין קפריסין ואפי' פירות של שאר אילנות מותר משום דהלכה כדברי כל המקיל בח"ל וכ"ש דפלוגתא דר' חייא ור' שמעון ברבי היא חד תני כרם רבעי וחד תני נטע רבעי ור' תני כרם רבעי וגמר לה ג"ש והלכה כר' עבדינן בשאר מקומות וזו ראיה נכונה. וההיא דאיתמר בפרק משוח מלחמה לענין ילדה פחותה מטפח חייבת בערלה כל שנותיה וה"מ שתים כנגד שתים ואחת יוצאה זנב אבל כוליה כרם קלא אית לה לומר שאף בכרם קטן של שתים כנגד שתים ואחת יוצאה זנב גזרו דלית ליה קלא וכ"ש בגפן יחידית אבל בכרם גדול בלבד התירו משום קול וכן הענין נראה שלזה לדברי רש"י ז"ל גפן </text:span><text:soft-page-break/><text:span text:style-name="T1">יחידית אין בה ערלה וכרם שלם קלא אית ליה אין גזרתם (לא) בשתים כנגד שתים ואחת זנב פחותין מטפח מילתא דלא שכיחא ולא גזרינן בהן ומכל הדברי' אין לנו היתר בהם אלא בשאר אילנות בח"ל שאין רבעי נוהג בהן ואפשר בארץ הל' כר' דגמר ג"ש וכמאן דתני כ"ר דלא אשכחן בהדיא דרבי פליג עלי' אבל בגפן יחידי' רבעי נוהג וערלה נוהגת בכולן בנטיעה אבל בהברכה והרכבה כפי דברינו למעלה אין בהם משום ערלה בחוצה לארץ. וכן ראיתי במקומות הללו והסמוכין לנו שמבריכין וחוזרין ומבריכין שנה אחר שנה ואין חוששין לערלה ושמא סמכו ראשוני' שבדורות שעברו על מה שפירשנו אנו וראו כדברינו והענין צריך עיון. והר"מ במז"ל חידש עוד ואמר נ"ל שאין דין רבעי נוהג בחוצה לארץ אבל אוכל פירות שנה רביעית בלא פדיון כלל שלא אמרו אלא הערלה וק"ו הדברים ומה סוריא שהיא חייבת במעשרות ובשביעית מדבריה' אינה חייבת בנטע רבעי כמו שיתבאר בהל' מעשר שני חוצה לארץ לא כל שכן שלא יהיה נטע רבעי נוהג בה אבל בארץ ישראל נוהג בין בפני הבית בין שלא בפני הבית והורו מקצת הגאונים ז"ל שכרם לבדו פודין אותו בח"ל ואח"כ הוא מותר באכילה ואין לד"ז עיקר אלו דבריו ז"ל. ובודאי שזה ק"ו שאין עליו תשובה אם אין רבעי נוהג בסוריא כל שכן בחוצה לארץ אבל מנין לנו שאין נוהג בסוריא וכמדומה לי שלמדה מן הירושלמי דאיתמר התם בפרק חמישי ממסכת מעשר שני תמן תנינן ר' יודא אומר אין לנכרי כרם רבעי וחכ"א יש לו א"ר אלעזר כיני מתני' אין לנכרי נטע רבעי כל עיקר ר' ביבי קומי ר' זירא בשם ר' אלעזר אתיא דר' יהודה כב"ש על דעתיה דר' כמה דב"ש חומר לא למדנו נטע רבעי אלא ממעשר שני כו'. פי' ר' קאמר התם אליבא דב"ש בד"א בשביעית אבל בשאר שני שבוע כרם לב"ש יש לו חומש ויש לו ביעור ומפרשי לה התם על דעתיה דהדין תנא לא למדו נטע רבעי אלא ממעשר שני כמה דתימא אין מעשר שני בשביעית דכוותה אין נטע רבעי בשביעית והשתא קאמרי' דר' יודא כב"ש אליבא דר' ס"ל דגמרי נטע רבעי ממעשר שני לומר שאין זה נוהג אלא בזמן שזה נוהג כמה דב"ש אומר לא למדנו נטע רבעי אלא ממעשר שני כמה דתימר אין מעשר שני בשביעית דכותה אין נטע רבעי בשביעית ר' יהודה אומר לא למדנו נטע רבעי אלא ממעשר שני מה מעשר שני אינו בסוריא אף נטע רבעי אינו בסוריא אמר ליה מימר אמר שאין לו חומש ואין לו ביעור הא שאר כל הדברי' יש לו ר' יודא אומר אין לנכרי נטע רבעי בסוריא. פי' ר' זירא קא מהדר ליה לר' ביבי דר' יהודא לאו בשיטת ב"ש הוא דב"ש לא אמרי אלא שאין לו חומש וביעור בשביעית אבל נוהג הוא רבעי בשביעית ור' יהודא קאמר לגמרי שאין נטע רבעי בסוריא. ועוד האריכו באותה סוגיא ואמרו תני ר"א ור' יוסי אמרו לא נתחייבו בו ישראל בנטע רבעי אלא לאחר ארבע עשר שכבשו וחלקו. א"ר חסדא אתיא דר' יוסי בר"י בשיטת ר"י אבוי כמה דר"י אמר לא למדנו נטע רבעי אלא ממעשר שני כמה דתימא אין מעשר שני בסוריא דכותה אין נטע רבעי בסוריא. כן ר' יוסי אומר לא למדנו נטע רבעי אלא ממעשר שני מה מעשר שני אינו אלא לאחר שבע שכבשו ושבע שחלקו דכותה אין נטע רבעי אלא לאחר י"ד כו' זו היא הסוגיא דשם.ובודאי מה שלמדין רבעי ממעשר שני לפוטרו בסוריא וכ"ש בחוצה לארץ אם לומר שאינו חייב מן התורה כבר ברור הוא שכל מצוה שתלויה בארץ אינה נוהגת בח"ל ואין מעשר שני פשוט לפטור יותר מן הרבעי אלא על כרחנו לומר דמשום ערלה בח"ל הלכה והם סבורין שהיא הלכה למשה מסיני למדו הרבעי לפטור מן המעשר לומר שאינו נוהג בח"ל וכיון שר' יהודה ור' יוסי ור' אלעזר כולהו ס"ל דנטע רבעי למד מן המעשר לפוטרו בסוריא עבדינן כותייהו משום דכל המקיל בארץ הלכה כמותו בח"ל וכ"ש דגמרא דילן בפרק האיש מקדש לב"ה קאמר להך סברא דגמרי קדש קדש ממעשר שני הילכך אין רבעי נוהג בח"ל כלל כדברי הרב ז"ל וכן משנתנו מוכחת בלשונה דתנן בפ"ק דקדושין וכל שהיא תלויה בארץ אינה נוהגת אלא בארץ חוץ מן הערל' וכלאים ותנן נמי החדש אסור מן התורה בכ"מ והערלה הלכה והכלאים מד"ס והא רבעי מצוה בפ"ע היא ובכ"מ נמי שנוי הוא אצל ערלה שוה לאילן לערלה ולרבעי אם לערלה ערלה ואם לרבעי רבעי וכאן לא שנו אלא ערלה, אלמא אין רבעי אלא בארץ.וזו שאמרו בירושלמי במעשר שני שאינו נוהג בסוריא יש מפרשים דמן התורה קאמר, אבל מדבריהם נוהג כשאר מעשרות שנוהגין שם, ואפילו בח"ל יש מקומות שנוהגין כדתנן במס' ידים בכל מעשר שני בשביעית ומיהו במעשרות תקנו אבל רבעי לא תקנו שם כלל וזה דעת הראב"ד ז"ל. וה"ר משה ז"ל סובר שכיון שהוא טעון הבאת מקום לא גזרו בו שינהגו כלל ושאר מעשרות נוהגין שם מפני שעשאוה כארץ ישראל לרוב הדברים אבל בח"ל מתוך שרצו לקבוע שם מעשר שני כדי שיסמכו עליהם עניים בשביעית תקנו שם כל המעשרות. עד כאן הביא אותנו משך העניינים להאריך בדין ערלה ורבעי על השמועה זו שבפרק ראשון דראש השנה. והאל יצילנו משגיאות ויראנו מתורתו נפלאות: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Guttman Rashi" svg:font-family="'Guttman Rashi'" style:font-family-generic="roman" style:font-pitch="variable"/>
    <style:font-face style:name="Guttman Rashi1" svg:font-family="'Guttman Rash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rkisim" svg:font-family="Narkisim"/>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Narkisim" style:font-size-complex="11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Narkisim"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Narkisim" style:font-family-complex="Narkisim"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arkisim" style:font-family-complex="Narkisi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arkisim" style:font-family-complex="Narkisim" style:font-size-complex="11pt" style:font-style-complex="italic"/>
    </style:style>
    <style:style style:name="Index" style:family="paragraph" style:parent-style-name="Standard" style:class="index">
      <style:paragraph-properties text:number-lines="false" text:line-number="0"/>
      <style:text-properties style:font-size-asian="12pt" style:font-name-complex="Narkisim" style:font-family-complex="Narkisim"/>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4T18:17:48.121000000</meta:creation-date>
    <dc:date>2024-06-25T17:43:52.414000000</dc:date>
    <meta:editing-duration>PT40M25S</meta:editing-duration>
    <meta:editing-cycles>17</meta:editing-cycles>
    <meta:generator>LibreOffice/7.5.3.2$Windows_X86_64 LibreOffice_project/9f56dff12ba03b9acd7730a5a481eea045e468f3</meta:generator>
    <meta:document-statistic meta:table-count="0" meta:image-count="0" meta:object-count="0" meta:page-count="3" meta:paragraph-count="8" meta:word-count="3020" meta:character-count="15648" meta:non-whitespace-character-count="12632"/>
  </office:meta>
</office:document-meta>
</file>